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19]-[.N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0]-[.N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1]-[.N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8]-[.N2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29]-[.N2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0]-[.N3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8]-[.N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39]-[.N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0]-[.N4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8]-[.N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49]-[.N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4"/>
          <table:table-cell table:formula="of:=[.D50]-[.N5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09:33:58.73660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6T11:59:46.498734158</dc:date>
    <meta:editing-duration>P3DT20H22M13S</meta:editing-duration>
    <meta:editing-cycles>307</meta:editing-cycles>
    <meta:generator>LibreOffice/7.0.4.2$Linux_X86_64 LibreOffice_project/00$Build-2</meta:generator>
    <meta:document-statistic meta:table-count="4" meta:cell-count="6576" meta:object-count="0"/>
  </office:meta>
</office:document-meta>
</file>